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D000000102A388DD917A6A1B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3cm" fo:margin-left="0.19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4.105cm"/>
    </style:style>
    <style:style style:name="Tabla1.D" style:family="table-column">
      <style:table-column-properties style:column-width="1.861cm"/>
    </style:style>
    <style:style style:name="Tabla1.E" style:family="table-column">
      <style:table-column-properties style:column-width="2.367cm"/>
    </style:style>
    <style:style style:name="Tabla1.F" style:family="table-column">
      <style:table-column-properties style:column-width="4.172cm"/>
    </style:style>
    <style:style style:name="Tabla1.1" style:family="table-row">
      <style:table-row-properties style:min-row-height="1.22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854cm" fo:keep-together="auto"/>
    </style:style>
    <style:style style:name="Tabla1.4" style:family="table-row">
      <style:table-row-properties style:min-row-height="0.609cm" fo:keep-together="auto"/>
    </style:style>
    <style:style style:name="Tabla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7" style:family="table-row">
      <style:table-row-properties style:min-row-height="0.838cm" fo:keep-together="auto"/>
    </style:style>
    <style:style style:name="Tabla1.8" style:family="table-row">
      <style:table-row-properties style:min-row-height="12.054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3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5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6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7" style:family="paragraph" style:parent-style-name="Normal_20__28_Web_29_" style:list-style-name="WWNum46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8" style:family="paragraph" style:parent-style-name="Normal_20__28_Web_29_"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fo:language="es" fo:country="ES" style:letter-kerning="false" style:language-complex="ar" style:country-complex="SA"/>
    </style:style>
    <style:style style:name="P9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0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1" style:family="paragraph" style:parent-style-name="Normal_20__28_Web_29_"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fo:language="es" fo:country="ES" officeooo:rsid="0005ffc8" officeooo:paragraph-rsid="0005ffc8" style:letter-kerning="false" style:language-complex="ar" style:country-complex="SA"/>
    </style:style>
    <style:style style:name="P12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0pt" fo:language="es" fo:country="ES" fo:font-weight="bold" style:letter-kerning="false" style:font-size-asian="10pt" style:font-weight-asian="bold" style:font-name-complex="Calibri1" style:font-size-complex="10pt" style:language-complex="ar" style:country-complex="SA"/>
    </style:style>
    <style:style style:name="P13" style:family="paragraph" style:parent-style-name="Normal_20__28_Web_29_"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14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15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/>
    </style:style>
    <style:style style:name="P16" style:family="paragraph" style:parent-style-name="Text_20_body">
      <style:text-properties style:font-name="Calibri" fo:font-size="12pt" style:font-size-asian="12pt" style:font-name-complex="Calibri1" style:font-size-complex="12pt"/>
    </style:style>
    <style:style style:name="P17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left="0.145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19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officeooo:rsid="0007efa4" officeooo:paragraph-rsid="0007efa4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23" style:family="paragraph" style:parent-style-name="Standard">
      <style:paragraph-properties fo:break-before="page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 style:font-weight-complex="bold"/>
    </style:style>
    <style:style style:name="T5" style:family="text">
      <style:text-properties style:font-name="Calibri" fo:font-size="10pt" officeooo:rsid="0005ffc8" style:font-size-asian="10pt" style:font-name-complex="Calibri1" style:font-size-complex="10pt" style:font-weight-complex="bold"/>
    </style:style>
    <style:style style:name="T6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7" style:family="text">
      <style:text-properties style:font-name="Calibri" fo:font-size="11pt" style:font-size-asian="11pt" style:font-name-complex="Calibri1" style:font-size-complex="11pt"/>
    </style:style>
    <style:style style:name="T8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9" style:family="text">
      <style:text-properties style:font-name="Calibri" fo:font-size="12pt" style:font-size-asian="12pt" style:font-name-complex="Calibri1" style:font-size-complex="12pt"/>
    </style:style>
    <style:style style:name="T10" style:family="text">
      <style:text-properties style:font-name="Calibri" fo:font-size="12pt" style:font-name-asian="Arial1" style:font-size-asian="12pt" style:font-name-complex="Calibri1" style:font-size-complex="12pt"/>
    </style:style>
    <style:style style:name="T11" style:family="text">
      <style:text-properties fo:font-size="10pt" fo:font-weight="bold" style:font-size-asian="10pt" style:font-weight-asian="bold" style:font-name-complex="Calibri1" style:font-size-complex="9pt"/>
    </style:style>
    <style:style style:name="T12" style:family="text">
      <style:text-properties style:use-window-font-color="true" loext:opacity="0%" style:font-name="Calibri" fo:font-size="10pt" style:font-size-asian="10pt" style:font-name-complex="Calibri1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3" office:value-type="string">
            <text:p text:style-name="P17" loext:marker-style-name="T1"><text:span text:style-name="T1">NOMBRE Y APELLIDOS:</text:span><text:span text:style-name="T1"/></text:p>
            <text:p text:style-name="P22" loext:marker-style-name="T1">Daniel García Molina</text:p>
          </table:table-cell>
          <table:covered-table-cell/>
          <table:covered-table-cell/>
          <table:table-cell table:style-name="Tabla1.D1" table:number-columns-spanned="3" office:value-type="string">
            <text:p text:style-name="P18" loext:marker-style-name="T1"><text:span text:style-name="T1">FECHA: 18/07/2023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7" loext:marker-style-name="T1"><text:span text:style-name="T1">DOCENTE: MANUEL MACÍAS PÉREZ</text:span><text:span text:style-name="T1"/></text:p>
            <text:p text:style-name="P21" loext:marker-style-name="T1"/>
          </table:table-cell>
          <table:covered-table-cell/>
          <table:covered-table-cell/>
          <table:table-cell table:style-name="Tabla1.D1" table:number-columns-spanned="3" office:value-type="string">
            <text:p text:style-name="P18" loext:marker-style-name="T1"><text:span text:style-name="T1">NOTA: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7" loext:marker-style-name="T1"><text:span text:style-name="T2">(IFCD0110) CONFECCIÓN Y PUBLICACIÓN DE PÁGINAS WEB</text:span><text:span text:style-name="T2"/></text:p>
          </table:table-cell>
          <table:covered-table-cell/>
          <table:covered-table-cell/>
          <table:table-cell table:style-name="Tabla1.D1" table:number-columns-spanned="3" office:value-type="string">
            <text:p text:style-name="P18" loext:marker-style-name="T1"><text:span text:style-name="T1">Nº CURSO: </text:span><text:span text:style-name="T11">22-35/008902</text:span></text:p>
          </table:table-cell>
          <table:covered-table-cell/>
          <table:covered-table-cell/>
        </table:table-row>
        <table:table-row table:style-name="Tabla1.4">
          <table:table-cell table:style-name="Tabla1.D1" office:value-type="string">
            <text:p text:style-name="P19" loext:marker-style-name="T3"><text:span text:style-name="T3">MF: </text:span><text:span text:style-name="T3"/></text:p>
          </table:table-cell>
          <table:table-cell table:style-name="Tabla1.D1" office:value-type="string">
            <text:p text:style-name="P20" loext:marker-style-name="T3"><text:span text:style-name="T3">0491</text:span><text:span text:style-name="T3"/></text:p>
          </table:table-cell>
          <table:table-cell table:style-name="Tabla1.C4" table:number-rows-spanned="3" office:value-type="string">
            <text:p text:style-name="P2" loext:marker-style-name="T12"><text:span text:style-name="T12">UNIDADES DE APRENDIZAJE A LAS QUE RESPONDE: </text:span><text:span text:style-name="T12"/></text:p>
          </table:table-cell>
          <table:table-cell table:style-name="Tabla1.C4" table:number-rows-spanned="3" office:value-type="string">
            <text:p text:style-name="P20" loext:marker-style-name="T3"><text:span text:style-name="T3">UA1</text:span><text:span text:style-name="T3"/></text:p>
          </table:table-cell>
          <table:table-cell table:style-name="Tabla1.D1" table:number-rows-spanned="3" office:value-type="string">
            <text:p text:style-name="P2" loext:marker-style-name="T12"><text:span text:style-name="T12">Duración:</text:span><text:span text:style-name="T12"/></text:p>
          </table:table-cell>
          <table:table-cell table:style-name="Tabla1.D1" table:number-rows-spanned="3" office:value-type="string">
            <text:p text:style-name="P3" loext:marker-style-name="T12"><text:span text:style-name="T12">1 hrs.</text:span><text:span text:style-name="T12"/></text:p>
          </table:table-cell>
        </table:table-row>
        <table:table-row table:style-name="Tabla1.4">
          <table:table-cell table:style-name="Tabla1.D1" office:value-type="string">
            <text:p text:style-name="P19" loext:marker-style-name="T3"><text:span text:style-name="T3">UF:</text:span><text:span text:style-name="T3"/></text:p>
          </table:table-cell>
          <table:table-cell table:style-name="Tabla1.D1" office:value-type="string">
            <text:p text:style-name="P20" loext:marker-style-name="T3"><text:span text:style-name="T3">1842</text:span><text:span text:style-name="T3"/></text:p>
          </table:table-cell>
          <table:covered-table-cell table:style-name="Tabla1.D1"/>
          <table:covered-table-cell table:style-name="Tabla1.D1"/>
          <table:covered-table-cell table:style-name="Tabla1.D1"/>
          <table:covered-table-cell table:style-name="Tabla1.D1"/>
        </table:table-row>
        <table:table-row table:style-name="Tabla1.4">
          <table:table-cell table:style-name="Tabla1.D1" office:value-type="string">
            <text:p text:style-name="P19" loext:marker-style-name="T3"><text:span text:style-name="T3">PRÁCTICA Nº:</text:span><text:span text:style-name="T3"/></text:p>
          </table:table-cell>
          <table:table-cell table:style-name="Tabla1.D1" office:value-type="string">
            <text:p text:style-name="P20" loext:marker-style-name="T3"><text:span text:style-name="T3">Actividad 6</text:span><text:span text:style-name="T3"/></text:p>
          </table:table-cell>
          <table:covered-table-cell table:style-name="Tabla1.C4"/>
          <table:covered-table-cell table:style-name="Tabla1.C4"/>
          <table:covered-table-cell table:style-name="Tabla1.D1"/>
          <table:covered-table-cell table:style-name="Tabla1.D1"/>
        </table:table-row>
        <table:table-row table:style-name="Tabla1.7">
          <table:table-cell table:style-name="Tabla1.A1" table:number-columns-spanned="6" office:value-type="string">
            <text:p text:style-name="P5" loext:marker-style-name="T8"><text:span text:style-name="T7">DENOMINACIÓN:</text:span><text:span text:style-name="T8"> EJERCICIOS EN PSEUDOCÓDIG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6" office:value-type="string">
            <text:p text:style-name="P6" loext:marker-style-name="T1"><text:span text:style-name="T6">DESCRIPCIÓN</text:span><text:span text:style-name="T6"/></text:p>
            <text:p text:style-name="P6" loext:marker-style-name="T4"><text:span text:style-name="T4">1.- Se desea validar una clave que sea 123456 hasta en tres oportunidades.</text:span><text:span text:style-name="T4"/></text:p>
            <text:p text:style-name="P6" loext:marker-style-name="T4"><text:span text:style-name="T4">Se propone la realización de:</text:span><text:span text:style-name="T4"/></text:p>
            <text:list text:style-name="WWNum46">
              <text:list-item>
                <text:p text:style-name="P7" loext:marker-style-name="T4"><text:span text:style-name="T4">Escribir pseudocódigo.</text:span><text:span text:style-name="T4"/></text:p>
              </text:list-item>
              <text:list-item>
                <text:p text:style-name="P7" loext:marker-style-name="T4"><text:span text:style-name="T4">Realizar un Script basado en el pseudocódigo anterior.</text:span><text:span text:style-name="T4"/></text:p>
              </text:list-item>
            </text:list>
            <text:p text:style-name="P12" loext:marker-style-name="T1"/>
            <text:p text:style-name="P8" loext:marker-style-name="T4"><text:span text:style-name="T4">InicioProceso</text:span></text:p>
            <text:p text:style-name="P8" loext:marker-style-name="T4"><text:span text:style-name="T4"/></text:p>
            <text:p text:style-name="P11" loext:marker-style-name="T4"><text:span text:style-name="T4">Escribe un string de 6 caracteres.</text:span></text:p>
            <text:p text:style-name="P11" loext:marker-style-name="T4"><text:span text:style-name="T4">//Si el string es “123456”</text:span></text:p>
            <text:p text:style-name="P11" loext:marker-style-name="T4"><text:span text:style-name="T4">Aparece mensaje “Su clave es la correcta. <text:s/>¡Bienvenido!”</text:span></text:p>
            <text:p text:style-name="P11" loext:marker-style-name="T4"><text:span text:style-name="T4"/></text:p>
            <text:p text:style-name="P11" loext:marker-style-name="T4"><text:span text:style-name="T4">Si no se abre un for de 1-3.</text:span></text:p>
            <text:p text:style-name="P11" loext:marker-style-name="T4"><text:span text:style-name="T4"/></text:p>
            <text:p text:style-name="P11" loext:marker-style-name="T4"><text:span text:style-name="T4">//SI n&lt;3</text:span></text:p>
            <text:p text:style-name="P11" loext:marker-style-name="T4"><text:span text:style-name="T4">Aparece mensaje “Su clave no es correcta. Intentelo de nuevo.” </text:span></text:p>
            <text:p text:style-name="P8" loext:marker-style-name="T4"><text:span text:style-name="T4">.</text:span></text:p>
            <text:p text:style-name="P8" loext:marker-style-name="T4"><text:span text:style-name="T4">//</text:span><text:span text:style-name="T5">Si n=3</text:span></text:p>
            <text:p text:style-name="P11" loext:marker-style-name="T4"><text:span text:style-name="T4">Aparece mensaje “Su acceso está denegado. Póngase en contacto con el administrador.”</text:span></text:p>
            <text:p text:style-name="P8" loext:marker-style-name="T4"><text:span text:style-name="T4">.</text:span><text:span text:style-name="T4"/></text:p>
            <text:p text:style-name="P8" loext:marker-style-name="T4"><text:span text:style-name="T4">.</text:span><text:span text:style-name="T4"/></text:p>
            <text:p text:style-name="P8" loext:marker-style-name="T4"><text:span text:style-name="T4">.</text:span><text:span text:style-name="T4"/></text:p>
            <text:p text:style-name="P8" loext:marker-style-name="T4"><text:span text:style-name="T4">.</text:span><text:span text:style-name="T4"/></text:p>
            <text:p text:style-name="P8" loext:marker-style-name="T4"><text:span text:style-name="T4">.</text:span><text:span text:style-name="T4"/></text:p>
            <text:p text:style-name="P8" loext:marker-style-name="T4"><text:span text:style-name="T4">.</text:span><text:span text:style-name="T4"/></text:p>
            <text:p text:style-name="P8" loext:marker-style-name="T4"><text:span text:style-name="T4">.</text:span><text:span text:style-name="T4"/></text:p>
            <text:p text:style-name="P8" loext:marker-style-name="T4"><text:span text:style-name="T4">.</text:span><text:span text:style-name="T4"/></text:p>
            <text:p text:style-name="P8" loext:marker-style-name="T4"><text:span text:style-name="T4">.</text:span><text:span text:style-name="T4"/></text:p>
            <text:p text:style-name="P13" loext:marker-style-name="T4"/>
            <text:p text:style-name="P8" loext:marker-style-name="T4"><text:span text:style-name="T4">FinProceso</text:span><text:span text:style-name="T4"/></text:p>
            <text:p text:style-name="P13" loext:marker-style-name="T4"/>
            <text:p text:style-name="P13" loext:marker-style-name="T4"/>
            <text:p text:style-name="P9" loext:marker-style-name="T4"><text:span text:style-name="T4">La práctica se realizará de manera individual. </text:span><text:span text:style-name="T4"/></text:p>
            <text:p text:style-name="P14" loext:marker-style-name="T4"/>
            <text:p text:style-name="P9" loext:marker-style-name="T1"><text:span text:style-name="T6">MEDIOS PARA SU REALIZACIÓN</text:span><text:span text:style-name="T6"/></text:p>
            <text:list text:style-name="WWNum40">
              <text:list-item>
                <text:p text:style-name="P10" loext:marker-style-name="T3"><text:span text:style-name="T3">Equipo informático.</text:span><text:span text:style-name="T3"/></text:p>
              </text:list-item>
              <text:list-item>
                <text:p text:style-name="P10" loext:marker-style-name="T3"><text:soft-page-break/><text:span text:style-name="T3">Aplicación Visual Code Studio instalada en el equipo.</text:span><text:span text:style-name="T3"/></text:p>
              </text:list-item>
              <text:list-item>
                <text:p text:style-name="P10" loext:marker-style-name="T3"><text:span text:style-name="T3">Navegadores actualizados</text:span><text:span text:style-name="T3"/></text:p>
              </text:list-item>
            </text:list>
            <text:p text:style-name="P15" loext:marker-style-name="T3"/>
            <text:p text:style-name="P4" loext:marker-style-name="T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 loext:marker-style-name="T9"/>
      <text:p text:style-name="Standard"/>
      <text:p text:style-name="P23" loext:marker-style-name="T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a120" style:family="paragraph" style:parent-style-name="Default" style:next-style-name="Default">
      <style:paragraph-properties style:line-height-at-least="0.355cm"/>
      <style:text-properties style:use-window-font-color="true" loext:opacity="0%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9pt" style:font-size-asian="9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7pt" style:font-size-asian="7pt" style:font-size-complex="7pt"/>
    </style:style>
    <style:style style:name="ListLabel_20_192" style:display-name="ListLabel 192" style:family="text">
      <style:text-properties fo:font-size="9pt" style:font-size-asian="9pt"/>
    </style:style>
    <style:style style:name="ListLabel_20_193" style:display-name="ListLabel 193" style:family="text">
      <style:text-properties fo:font-size="9pt" style:font-size-asian="9pt"/>
    </style:style>
    <style:style style:name="ListLabel_20_194" style:display-name="ListLabel 194" style:family="text">
      <style:text-properties fo:font-size="9pt" style:font-size-asian="9pt"/>
    </style:style>
    <style:style style:name="ListLabel_20_195" style:display-name="ListLabel 195" style:family="text">
      <style:text-properties fo:font-size="9pt" style:font-size-asian="9pt"/>
    </style:style>
    <style:style style:name="ListLabel_20_196" style:display-name="ListLabel 196" style:family="text">
      <style:text-properties fo:font-size="9pt" style:font-size-asian="9pt"/>
    </style:style>
    <style:style style:name="ListLabel_20_197" style:display-name="ListLabel 197" style:family="text">
      <style:text-properties fo:font-size="9pt" style:font-size-asian="9pt"/>
    </style:style>
    <style:style style:name="ListLabel_20_198" style:display-name="ListLabel 198" style:family="text">
      <style:text-properties fo:font-size="9pt" style:font-size-asian="9pt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>
      <style:text-properties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>
      <style:text-properties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>
      <style:text-properties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9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67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37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07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47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17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87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97cm"/>
        </style:list-level-properties>
        <style:text-properties style:font-name="Calibri2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67cm"/>
        </style:list-level-properties>
        <style:text-properties style:font-name="Courier New1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37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7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77cm"/>
        </style:list-level-properties>
        <style:text-properties style:font-name="Courier New1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47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17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87cm"/>
        </style:list-level-properties>
        <style:text-properties style:font-name="Courier New1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5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2.501cm" fo:margin-left="1.355cm" fo:margin-right="0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-0.011cm" svg:y="-0.182cm" svg:width="17.002cm" svg:height="1.949cm" draw:z-index="2"><draw:image xlink:href="Pictures/10000000000008D000000102A388DD917A6A1BF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</meta:initial-creator>
    <meta:editing-cycles>4</meta:editing-cycles>
    <meta:creation-date>2023-07-18T10:23:00</meta:creation-date>
    <dc:date>2023-07-18T19:59:58.663000000</dc:date>
    <meta:editing-duration>PT54M39S</meta:editing-duration>
    <meta:generator>LibreOffice/7.5.4.2$Windows_X86_64 LibreOffice_project/36ccfdc35048b057fd9854c757a8b67ec53977b6</meta:generator>
    <meta:document-statistic meta:table-count="1" meta:image-count="1" meta:object-count="0" meta:page-count="3" meta:paragraph-count="48" meta:word-count="168" meta:character-count="1005" meta:non-whitespace-character-count="885"/>
    <meta:user-defined meta:name="AppVersion">16.0000</meta:user-defined>
    <meta:template xlink:type="simple" xlink:actuate="onRequest" xlink:title="Normal.dotm" xlink:href=""/>
  </office:meta>
</office:document-meta>
</file>